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7cc" officeooo:paragraph-rsid="001487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9:00:59.239823148</meta:creation-date>
    <dc:date>2021-08-27T19:03:19.344870603</dc:date>
    <meta:editing-duration>PT2M2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